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615000005FC6EF736502B8B15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5.6535in" svg:height="5.5626in" draw:z-index="0"><draw:image xlink:href="Pictures/1000020100000615000005FC6EF736502B8B15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01T19:09:11.813392771</meta:creation-date>
    <meta:generator>LibreOffice_Vanilla/7.1.4.2$MacOSX_AARCH64 LibreOffice_project/a529a4fab45b75fefc5b6226684193eb000654f6</meta:generator>
    <dc:date>2021-12-01T19:13:31.691973461</dc:date>
    <meta:editing-duration>PT4M2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